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Con la <text:span text:style-name="Strong_20_Emphasis">nueva nomenclatura</text:span> y los <text:span text:style-name="Strong_20_Emphasis">objetivos claros del laboratorio</text:span>, ahora podemos construir una estructura sólida para este segmento del capítulo 9: <text:span text:style-name="Strong_20_Emphasis">“ADN, la memoria de la vida”</text:span>.</text:p>
      <text:h text:style-name="Heading_20_3" text:outline-level="3">🧪 LABORATORIO – Capítulo 9: <text:span text:style-name="Emphasis">ADN, la memoria de la vida</text:span></text:h>
      <text:p text:style-name="Horizontal_20_Line"/>
      <text:h text:style-name="Heading_20_2" text:outline-level="2">🧱 Estructura propuesta del laboratorio</text:h>
      <text:p text:style-name="Text_20_body">El laboratorio se presentará en secciones breves, claras y progresivas. Cada una desarrolla un concepto necesario para el entendimiento del modelo, conduciendo finalmente a la simulación del <text:span text:style-name="Strong_20_Emphasis">ADN lógico</text:span> como memoria central de la <text:span text:style-name="Strong_20_Emphasis">máquina lógica</text:span>.</text:p>
      <text:p text:style-name="Horizontal_20_Line"/>
      <text:h text:style-name="Heading_20_3" text:outline-level="3">🔹 1. ¿Qué es el ADN?</text:h>
      <text:p text:style-name="Text_20_body">En la naturaleza, el <text:span text:style-name="Strong_20_Emphasis">ADN biológico</text:span> es una molécula que contiene la información necesaria para la formación y funcionamiento de un ser vivo.<text:line-break/>Podríamos decir que es <text:span text:style-name="Strong_20_Emphasis">una secuencia de instrucciones</text:span> que determina qué es un individuo y cómo debe operar.</text:p>
      <text:p text:style-name="Text_20_body">Sin embargo, en nuestra simulación, <text:span text:style-name="Strong_20_Emphasis">no trabajaremos con ADN biológico</text:span>, sino con una representación lógica del mismo: lo llamaremos <text:span text:style-name="Strong_20_Emphasis">ADN lógico</text:span>.<text:line-break/>Este ADN lógico no tiene estructura física ni química, sino que es un conjunto de <text:span text:style-name="Strong_20_Emphasis">datos abstractos</text:span> que describen a un <text:span text:style-name="Strong_20_Emphasis">individuo lógico</text:span> dentro de nuestra <text:span text:style-name="Strong_20_Emphasis">máquina lógica</text:span>.</text:p>
      <text:p text:style-name="Horizontal_20_Line"/>
      <text:h text:style-name="Heading_20_3" text:outline-level="3">🔹 2. ¿Qué entendemos por "memoria"?</text:h>
      <text:p text:style-name="Text_20_body">La memoria es aquello que <text:span text:style-name="Strong_20_Emphasis">almacena información</text:span> para que un sistema pueda utilizarla más adelante.<text:line-break/>Sin memoria, no hay continuidad.<text:line-break/>La memoria permite recordar <text:span text:style-name="Strong_20_Emphasis">en qué punto estamos</text:span> dentro de un proceso, qué decisiones se han tomado, qué se ha intentado, y qué caminos están aún por explorar.</text:p>
      <text:p text:style-name="Text_20_body">En un sistema de cálculo, la memoria es lo que <text:span text:style-name="Strong_20_Emphasis">hace posible avanzar</text:span>, porque sin ella, el sistema se perdería en cada paso.</text:p>
      <text:p text:style-name="Horizontal_20_Line"/>
      <text:h text:style-name="Heading_20_3" text:outline-level="3">🔹 3. ¿Qué función cumple la memoria en un proceso de cálculo?</text:h>
      <text:p text:style-name="Text_20_body">Todo cálculo puede verse como un <text:span text:style-name="Strong_20_Emphasis">proceso que transforma un estado inicial en un estado final</text:span>.<text:line-break/>La memoria permite al sistema:</text:p>
      <text:list xml:id="list2293096618" text:style-name="L1">
        <text:list-item>
          <text:p text:style-name="P1">Registrar el <text:span text:style-name="Strong_20_Emphasis">estado actual</text:span> del cálculo.</text:p>
        </text:list-item>
        <text:list-item>
          <text:p text:style-name="P1">Almacenar los <text:span text:style-name="Strong_20_Emphasis">pasos anteriores</text:span> realizados (historial).</text:p>
        </text:list-item>
        <text:list-item>
          <text:p text:style-name="P1"><text:soft-page-break/>A veces, almacenar también el <text:span text:style-name="Strong_20_Emphasis">objetivo</text:span> que se quiere alcanzar.</text:p>
        </text:list-item>
        <text:list-item>
          <text:p text:style-name="P1">Controlar el avance, evitar repeticiones y detectar soluciones.</text:p>
        </text:list-item>
      </text:list>
      <text:p text:style-name="Quotations">En otras palabras: la memoria <text:span text:style-name="Strong_20_Emphasis">sabe dónde está</text:span>, <text:span text:style-name="Strong_20_Emphasis">sabe de dónde viene</text:span>, y a veces, <text:span text:style-name="Strong_20_Emphasis">sabe hacia dónde va</text:span>.</text:p>
      <text:p text:style-name="Horizontal_20_Line"/>
      <text:h text:style-name="Heading_20_3" text:outline-level="3">🔹 4. Tipos de memoria</text:h>
      <text:p text:style-name="Text_20_body">Podemos clasificar la memoria de un sistema según su capacidad de modificación:</text:p>
      <text:h text:style-name="Heading_20_4" text:outline-level="4">🟦 Memoria de lectura y escritura</text:h>
      <text:list xml:id="list1586676881" text:style-name="L2">
        <text:list-item>
          <text:p text:style-name="P2">Puede ser modificada durante la ejecución del proceso.</text:p>
        </text:list-item>
        <text:list-item>
          <text:p text:style-name="P2">Se utiliza cuando el sistema necesita actualizar constantemente su información interna.</text:p>
        </text:list-item>
      </text:list>
      <text:h text:style-name="Heading_20_4" text:outline-level="4">🟨 Memoria de solo lectura</text:h>
      <text:list xml:id="list881232826" text:style-name="L3">
        <text:list-item>
          <text:p text:style-name="P3">Su contenido <text:span text:style-name="Strong_20_Emphasis">no puede ser modificado</text:span> durante el cálculo.</text:p>
        </text:list-item>
        <text:list-item>
          <text:p text:style-name="P3">Solo puede ser leído por los componentes del sistema.</text:p>
        </text:list-item>
        <text:list-item>
          <text:p text:style-name="P3">Se utiliza cuando los datos deben conservarse <text:span text:style-name="Strong_20_Emphasis">inalterados</text:span> a lo largo del proceso.</text:p>
        </text:list-item>
      </text:list>
      <text:p text:style-name="Quotations">En nuestra máquina lógica, el <text:span text:style-name="Strong_20_Emphasis">ADN lógico</text:span> se comporta como <text:span text:style-name="Strong_20_Emphasis">memoria de solo lectura</text:span>.</text:p>
      <text:p text:style-name="Horizontal_20_Line"/>
      <text:h text:style-name="Heading_20_3" text:outline-level="3">🔹 5. ¿Cómo utilizamos al ADN como memoria del sistema inteligente?</text:h>
      <text:p text:style-name="Text_20_body">En la <text:span text:style-name="Strong_20_Emphasis">máquina lógica</text:span>, cada individuo lógico contiene un <text:span text:style-name="Strong_20_Emphasis">ADN lógico</text:span> que representa un <text:span text:style-name="Strong_20_Emphasis">estado del proceso de cálculo</text:span>.<text:line-break/>Ese ADN lógico incluye:</text:p>
      <text:list xml:id="list3875553915" text:style-name="L4">
        <text:list-item>
          <text:p text:style-name="P4">La información del individuo (por ejemplo, posición sobre un tablero).</text:p>
        </text:list-item>
        <text:list-item>
          <text:p text:style-name="P4">La lista de antepasados (los pasos que lo condujeron a ese estado).</text:p>
        </text:list-item>
        <text:list-item>
          <text:p text:style-name="P4">(Opcional) Información oculta sobre el problema original (desconocida por el individuo).</text:p>
        </text:list-item>
      </text:list>
      <text:p text:style-name="Quotations">Así, el ADN lógico <text:span text:style-name="Strong_20_Emphasis">encapsula un estado completo del proceso</text:span>, incluyendo su historia.</text:p>
      <text:p text:style-name="Text_20_body">Como cada nuevo individuo es creado por reproducción lógica, <text:span text:style-name="Strong_20_Emphasis">hereda el ADN lógico del padre y le añade su propia transformación</text:span>, generando un nuevo estado del proceso.</text:p>
      <text:p text:style-name="Text_20_body">🔁 Este ciclo se repite generación tras generación. La memoria se propaga, se ramifica, y <text:span text:style-name="Strong_20_Emphasis">forma la estructura del pensamiento de la vida</text:span>.</text:p>
      <text:p text:style-name="Horizontal_20_Line"/>
      <text:h text:style-name="Heading_20_2" text:outline-level="2"><text:soft-page-break/>📌 Cierre del laboratorio</text:h>
      <text:p text:style-name="Text_20_body">En resumen:</text:p>
      <text:list xml:id="list3544566890" text:style-name="L5">
        <text:list-item>
          <text:p text:style-name="P5">El ADN lógico es la <text:span text:style-name="Strong_20_Emphasis">única forma de memoria</text:span> de la máquina lógica.</text:p>
        </text:list-item>
        <text:list-item>
          <text:p text:style-name="P5">Esta memoria es <text:span text:style-name="Strong_20_Emphasis">distribuida</text:span>, <text:span text:style-name="Strong_20_Emphasis">fragmentaria</text:span>, y <text:span text:style-name="Strong_20_Emphasis">paralela</text:span>: cada individuo lleva una porción de ella.</text:p>
        </text:list-item>
        <text:list-item>
          <text:p text:style-name="P5">Ningún individuo tiene acceso completo a la memoria del sistema.</text:p>
        </text:list-item>
        <text:list-item>
          <text:p text:style-name="P5">Solo el sistema completo (la vida) puede comprender su propio pensamiento a través de la evolución del ADN lógico.</text:p>
        </text:list-item>
      </text:list>
      <text:p text:style-name="Horizontal_20_Line"/>
      <text:p text:style-name="Text_20_body">¿Te gustaría que ahora pase a redactar esta estructura en formato narrativo, al estilo del libro?<text:line-break/>¿O querés primero ajustar algún bloque antes de continuar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9T19:16:34.635000000</meta:creation-date>
    <dc:date>2025-07-19T19:17:04.463000000</dc:date>
    <meta:editing-duration>PT30S</meta:editing-duration>
    <meta:editing-cycles>1</meta:editing-cycles>
    <meta:document-statistic meta:table-count="0" meta:image-count="0" meta:object-count="0" meta:page-count="3" meta:paragraph-count="42" meta:word-count="660" meta:character-count="3981" meta:non-whitespace-character-count="3378"/>
    <meta:generator>LibreOffice/7.3.5.2$Windows_X86_64 LibreOffice_project/184fe81b8c8c30d8b5082578aee2fed2ea847c01</meta:generator>
  </office:meta>
</office:document-meta>
</file>